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74e" officeooo:paragraph-rsid="001a274e"/>
    </style:style>
    <style:style style:name="P2" style:family="paragraph" style:parent-style-name="Standard">
      <style:text-properties officeooo:rsid="001cc485" officeooo:paragraph-rsid="001cc485"/>
    </style:style>
    <style:style style:name="P3" style:family="paragraph" style:parent-style-name="Standard">
      <style:text-properties officeooo:rsid="001d46e9" officeooo:paragraph-rsid="001d46e9"/>
    </style:style>
    <style:style style:name="P4" style:family="paragraph" style:parent-style-name="Standard">
      <style:text-properties officeooo:rsid="001d8fb2" officeooo:paragraph-rsid="001d8fb2"/>
    </style:style>
    <style:style style:name="P5" style:family="paragraph" style:parent-style-name="Standard">
      <style:text-properties fo:font-weight="bold" officeooo:rsid="001e7442" officeooo:paragraph-rsid="001e7442" style:font-weight-asian="bold" style:font-weight-complex="bold"/>
    </style:style>
    <style:style style:name="P6" style:family="paragraph" style:parent-style-name="Standard">
      <style:text-properties fo:font-weight="bold" officeooo:rsid="002017d6" officeooo:paragraph-rsid="002017d6" style:font-weight-asian="bold" style:font-weight-complex="bold"/>
    </style:style>
    <style:style style:name="P7" style:family="paragraph" style:parent-style-name="Standard">
      <style:text-properties fo:font-weight="bold" officeooo:rsid="001cc485" officeooo:paragraph-rsid="001cc485" style:font-weight-asian="bold" style:font-weight-complex="bold"/>
    </style:style>
    <style:style style:name="P8" style:family="paragraph" style:parent-style-name="Standard">
      <style:text-properties fo:font-weight="bold" officeooo:rsid="00215ba4" officeooo:paragraph-rsid="00215ba4" style:font-weight-asian="bold" style:font-weight-complex="bold"/>
    </style:style>
    <style:style style:name="P9" style:family="paragraph" style:parent-style-name="Standard">
      <style:text-properties fo:font-weight="bold" officeooo:rsid="00269258" officeooo:paragraph-rsid="00269258" style:font-weight-asian="bold" style:font-weight-complex="bold"/>
    </style:style>
    <style:style style:name="P10" style:family="paragraph" style:parent-style-name="Standard">
      <style:text-properties fo:font-weight="normal" officeooo:rsid="001e7442" officeooo:paragraph-rsid="001e7442" style:font-weight-asian="normal" style:font-weight-complex="normal"/>
    </style:style>
    <style:style style:name="P11" style:family="paragraph" style:parent-style-name="Standard">
      <style:text-properties fo:font-weight="normal" officeooo:rsid="001e7442" officeooo:paragraph-rsid="002017d6" style:font-weight-asian="normal" style:font-weight-complex="normal"/>
    </style:style>
    <style:style style:name="P12" style:family="paragraph" style:parent-style-name="Standard">
      <style:text-properties fo:font-weight="normal" officeooo:rsid="001e7442" officeooo:paragraph-rsid="002e61a2" style:font-weight-asian="normal" style:font-weight-complex="normal"/>
    </style:style>
    <style:style style:name="P13" style:family="paragraph" style:parent-style-name="Standard">
      <style:text-properties fo:font-weight="normal" officeooo:rsid="00235266" officeooo:paragraph-rsid="00235266" style:font-weight-asian="normal" style:font-weight-complex="normal"/>
    </style:style>
    <style:style style:name="P14" style:family="paragraph" style:parent-style-name="Standard">
      <style:text-properties fo:font-weight="normal" officeooo:rsid="002531ca" officeooo:paragraph-rsid="002531ca" style:font-weight-asian="normal" style:font-weight-complex="normal"/>
    </style:style>
    <style:style style:name="P15" style:family="paragraph" style:parent-style-name="Standard">
      <style:text-properties fo:font-weight="normal" officeooo:rsid="00259d51" officeooo:paragraph-rsid="00259d51" style:font-weight-asian="normal" style:font-weight-complex="normal"/>
    </style:style>
    <style:style style:name="P16" style:family="paragraph" style:parent-style-name="Standard">
      <style:text-properties fo:font-weight="normal" officeooo:rsid="00259d51" officeooo:paragraph-rsid="00304c29" style:font-weight-asian="normal" style:font-weight-complex="normal"/>
    </style:style>
    <style:style style:name="P17" style:family="paragraph" style:parent-style-name="Standard">
      <style:text-properties fo:font-weight="normal" officeooo:rsid="00269258" officeooo:paragraph-rsid="00269258" style:font-weight-asian="normal" style:font-weight-complex="normal"/>
    </style:style>
    <style:style style:name="P18" style:family="paragraph" style:parent-style-name="Standard">
      <style:text-properties fo:font-weight="normal" officeooo:rsid="002e61a2" officeooo:paragraph-rsid="002e61a2" style:font-weight-asian="normal" style:font-weight-complex="normal"/>
    </style:style>
    <style:style style:name="P19" style:family="paragraph" style:parent-style-name="Standard">
      <style:text-properties officeooo:rsid="002d026e" officeooo:paragraph-rsid="002d026e"/>
    </style:style>
    <style:style style:name="P20" style:family="paragraph" style:parent-style-name="Standard">
      <style:text-properties fo:font-weight="normal" officeooo:rsid="002b7cbb" officeooo:paragraph-rsid="002b7cbb" style:font-weight-asian="normal" style:font-weight-complex="normal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2b7cbb" officeooo:paragraph-rsid="002b7cbb" style:font-weight-asian="normal" style:font-weight-complex="normal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3202d4" officeooo:paragraph-rsid="003202d4" style:font-weight-asian="normal" style:font-weight-complex="normal"/>
    </style:style>
    <style:style style:name="T1" style:family="text">
      <style:text-properties officeooo:rsid="001cc485"/>
    </style:style>
    <style:style style:name="T2" style:family="text">
      <style:text-properties officeooo:rsid="002017d6"/>
    </style:style>
    <style:style style:name="T3" style:family="text">
      <style:text-properties officeooo:rsid="002984a4"/>
    </style:style>
    <style:style style:name="T4" style:family="text">
      <style:text-properties officeooo:rsid="002d026e"/>
    </style:style>
    <style:style style:name="T5" style:family="text">
      <style:text-properties officeooo:rsid="002e61a2"/>
    </style:style>
    <style:style style:name="T6" style:family="text">
      <style:text-properties officeooo:rsid="002531ca"/>
    </style:style>
    <style:style style:name="T7" style:family="text">
      <style:text-properties officeooo:rsid="00304c29"/>
    </style:style>
    <style:style style:name="T8" style:family="text">
      <style:text-properties officeooo:rsid="003187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Using JDBC with Spark</text:p>
      <text:p text:style-name="P6">Possibility 1:</text:p>
      <text:p text:style-name="P1">val dataframe = sqlContext.read.format("jdbc").option("url", "jdbc:mysql://<text:span text:style-name="T4">quickstart.cloudera:3306</text:span>/<text:span text:style-name="T4">dbname</text:span>").option("driver", "com.mysql.jdbc.Driver").option("dbtable", "emp").option("user", "root").option("password", "<text:span text:style-name="T4">cloudera</text:span>").load() </text:p>
      <text:p text:style-name="P1"/>
      <text:p text:style-name="P1"><text:s/>dataframe.registerTempTable("table")</text:p>
      <text:p text:style-name="P19"/>
      <text:p text:style-name="P1">dataframe.sqlContext.sql("select * from table").collect.foreach(println) </text:p>
      <text:p text:style-name="P1"/>
      <text:p text:style-name="P6">Possibility 2:</text:p>
      <text:p text:style-name="P7">using prop file:</text:p>
      <text:p text:style-name="P2">val sqlContext=new org.apache.spark.sql.SQLContext(sc)</text:p>
      <text:p text:style-name="P19"/>
      <text:p text:style-name="P19">dbprop.properties</text:p>
      <text:p text:style-name="P19">user:root</text:p>
      <text:p text:style-name="P19">pwd:cloudera</text:p>
      <text:p text:style-name="P19">driver:com.mysql.My</text:p>
      <text:p text:style-name="P19">dbname:mysql</text:p>
      <text:p text:style-name="P19">table_name:emp</text:p>
      <text:p text:style-name="P19"/>
      <text:p text:style-name="P2">val prop = new java.util.Properties</text:p>
      <text:p text:style-name="P19">prop.load(“db.properties”)</text:p>
      <text:p text:style-name="P19"><text:span text:style-name="T5">val</text:span> dbname=prop.getProperty(“dbname”)</text:p>
      <text:p text:style-name="P19"/>
      <text:p text:style-name="P2">val people = sqlContext.read.jdbc(<text:span text:style-name="T4">url+”/”+dbname</text:span>,<text:span text:style-name="T4">username</text:span>,<text:span text:style-name="T4">pwd,</text:span>prop) </text:p>
      <text:p text:style-name="P2"/>
      <text:p text:style-name="P2">people.show </text:p>
      <text:p text:style-name="P4"><text:span text:style-name="T2">v</text:span>al url=”<text:span text:style-name="T1">jdbc:mysql://localhost/mysql”</text:span></text:p>
      <text:p text:style-name="P3">val males = sqlContext.read.jdbc(url,"person",Array("gender='M'"),prop)</text:p>
      <text:p text:style-name="P3">males.show</text:p>
      <text:p text:style-name="P3">val first_names = people.select("first_name")</text:p>
      <text:p text:style-name="P3">first_names.show</text:p>
      <text:p text:style-name="P4">first_names.write.jdbc(“<text:span text:style-name="T1">jdbc:mysql://localhost/mysql”</text:span>,"names",prop)</text:p>
      <text:p text:style-name="P4"/>
      <text:p text:style-name="P6">Possibility 3:</text:p>
      <text:p text:style-name="P5">Using JdbcRDD</text:p>
      <text:p text:style-name="P10">val url = "jdbc:mysql://localhost:3306/mysql"</text:p>
      <text:p text:style-name="P10">val username = <text:span text:style-name="T5">prop.getProperty(“user”)</text:span></text:p>
      <text:p text:style-name="P10">val password = "root"</text:p>
      <text:p text:style-name="P18">JdbcRDD(sparkContextobject,resultset)</text:p>
      <text:p text:style-name="P10">val mysqlrdd = new org.apache.spark.rdd.JdbcRDD(sc,() =&gt; {</text:p>
      <text:p text:style-name="P10">Class.forName("com.mysql.jdbc.Driver")</text:p>
      <text:p text:style-name="P10">DriverManager.getConnection(url, username, password)</text:p>
      <text:p text:style-name="P12">},"SELECT * FROM names where age &gt; ? and age &lt; ?",1, 100, 2, r=&gt;(r.getInt(“person_id”),r.getString(“first_name”))) <text:s text:c="2"/></text:p>
      <text:p text:style-name="P12"><text:s text:c="3"/></text:p>
      <text:p text:style-name="P11">mysqlrdd.saveAsTextFile("mysqljdbc") </text:p>
      <text:p text:style-name="P11"/>
      <text:p text:style-name="P8"><text:soft-page-break/>Using HIVE metastore</text:p>
      <text:p text:style-name="P13">Configure Hive metastore with Spark.</text:p>
      <text:p text:style-name="P14">import org.apache.spark.sql.hive.HiveContext</text:p>
      <text:p text:style-name="P14">val hiveContext = new org.apache.spark.sql.hive.HiveContext(sc)</text:p>
      <text:p text:style-name="P14">import hiveContext._</text:p>
      <text:p text:style-name="P14">val hive_tables=hiveContext.sql("show <text:span text:style-name="T7">databases</text:span>").collect().foreach(println)</text:p>
      <text:p text:style-name="P14"/>
      <text:p text:style-name="P16"><text:span text:style-name="T6">hiveContext</text:span>.sql("CREATE TABLE IF NOT EXISTS test (name STRING, dept string) ROW FORMAT DELIMITED FIELDS TERMINATED BY ',' LINES TERMINATED BY '\n' ") </text:p>
      <text:p text:style-name="P16"><text:span text:style-name="T6">hiveContext</text:span>.sql("LOAD DATA LOCAL INPATH 'dept' INTO TABLE test")</text:p>
      <text:p text:style-name="P15"/>
      <text:p text:style-name="P16"><text:span text:style-name="T6">hiveContext</text:span>.sql("SELECT * FROM test WHERE dept ='training'").collect().foreach(println)</text:p>
      <text:p text:style-name="P15"/>
      <text:p text:style-name="P15"/>
      <text:p text:style-name="P9">SparkStreaming with Kafka</text:p>
      <text:p text:style-name="P15"/>
      <text:p text:style-name="P17">scala&gt; import org.apache.spark.SparkConf</text:p>
      <text:p text:style-name="P17"/>
      <text:p text:style-name="P17">scala&gt; val conf = new SparkConf().setMaster("<text:span text:style-name="T8">yarn-client</text:span>").setAppName("KafkaReceiver")</text:p>
      <text:p text:style-name="P17"/>
      <text:p text:style-name="P17">scala&gt; import org.apache.spark.streaming.StreamingContext</text:p>
      <text:p text:style-name="P17"/>
      <text:p text:style-name="P17"/>
      <text:p text:style-name="P17">scala&gt; import org.apache.spark.streaming.Seconds</text:p>
      <text:p text:style-name="P17"/>
      <text:p text:style-name="P17"/>
      <text:p text:style-name="P17">scala&gt; val ssc = new StreamingContext(conf, Seconds(10))</text:p>
      <text:p text:style-name="P17"/>
      <text:p text:style-name="P17">scala&gt; import org.apache.spark.streaming.kafka.KafkaUtils</text:p>
      <text:p text:style-name="P17"/>
      <text:p text:style-name="P17"/>
      <text:p text:style-name="P17">scala&gt; val kafkaStream = KafkaUtils.createStream(ssc, "localhost:<text:span text:style-name="T8">2181</text:span>","spark-streaming-consumer-group", Map("spark-topic" -&gt;<text:span text:style-name="T3">1</text:span>))</text:p>
      <text:p text:style-name="P17"/>
      <text:p text:style-name="P17">scala&gt; kafkaStream.print()</text:p>
      <text:p text:style-name="P17"/>
      <text:p text:style-name="P17">scala&gt; ssc.start</text:p>
      <text:p text:style-name="P17"/>
      <text:p text:style-name="P20">scala&gt;ssc.stop</text:p>
      <text:p text:style-name="P20"/>
      <text:p text:style-name="P21"/>
      <text:p text:style-name="P22">{</text:p>
      <text:p text:style-name="P22">import org.apache.spark.SparkConf</text:p>
      <text:p text:style-name="P22">import org.apache.spark.storage.StorageLevel</text:p>
      <text:p text:style-name="P22">import org.apache.spark.streaming.{Seconds, StreamingContext}</text:p>
      <text:p text:style-name="P22"/>
      <text:p text:style-name="P22"/>
      <text:p text:style-name="P22"/>
      <text:p text:style-name="P22"/>
      <text:p text:style-name="P22">sc.getConf.setAppName("mapEx").set("spark.ui.port", "44040" )</text:p>
      <text:p text:style-name="P22"/>
      <text:p text:style-name="P22"><text:soft-page-break/></text:p>
      <text:p text:style-name="P22"/>
      <text:p text:style-name="P22"/>
      <text:p text:style-name="P22">val ssc = new StreamingContext(sc, Seconds(1))</text:p>
      <text:p text:style-name="P22">val lines = ssc.socketTextStream("localhost", 9999, StorageLevel.MEMORY_AND_DISK_SER))</text:p>
      <text:p text:style-name="P22">val words = lines.flatMap(_.split(" "))</text:p>
      <text:p text:style-name="P22">val pairs = words.map(word =&gt; (word, 1))</text:p>
      <text:p text:style-name="P22">val wordCounts = pairs.reduceByKey(_ + _)</text:p>
      <text:p text:style-name="P22">wordCounts.print()</text:p>
      <text:p text:style-name="P22">ssc.start() <text:s text:c="12"/></text:p>
      <text:p text:style-name="P22">ssc.awaitTermination() <text:s/></text:p>
      <text:p text:style-name="P22">}</text:p>
      <text:p text:style-name="P22"><text:s/>spark-submit --master yarn-client --class StreamingExample </text:p>
      <text:p text:style-name="P22">NCWordCount.jar quickstart.cloudera 99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7:51:57.509793710</meta:creation-date>
    <dc:date>2018-04-07T21:53:55.095000000</dc:date>
    <meta:editing-duration>PT2H17M50S</meta:editing-duration>
    <meta:editing-cycles>15</meta:editing-cycles>
    <meta:generator>LibreOffice/4.2.4.2$Windows_x86 LibreOffice_project/63150712c6d317d27ce2db16eb94c2f3d7b699f8</meta:generator>
    <meta:document-statistic meta:table-count="0" meta:image-count="0" meta:object-count="0" meta:page-count="3" meta:paragraph-count="73" meta:word-count="257" meta:character-count="3180" meta:non-whitespace-character-count="2967"/>
  </office:meta>
</office:document-meta>
</file>